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TertreExtraBold" svg:font-family="TertreExtraBold, Ubuntu, Arial, Helvetica, sans-serif"/>
    <style:font-face style:name="UbuntuBeta Mono" svg:font-family="'UbuntuBeta Mono', 'Ubuntu Mono', 'Courier New', Courier, 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/>
    <style:style style:name="P3" style:family="paragraph" style:parent-style-name="Text_20_body">
      <style:paragraph-properties fo:margin-top="0in" fo:margin-bottom="0in"/>
    </style:style>
    <style:style style:name="P4" style:family="paragraph" style:parent-style-name="Text_20_body">
      <style:paragraph-properties fo:margin-top="0in" fo:margin-bottom="0in"/>
      <style:text-properties fo:background-color="#ffff00"/>
    </style:style>
    <style:style style:name="P5" style:family="paragraph" style:parent-style-name="Text_20_body">
      <style:paragraph-properties fo:margin-left="0in" fo:margin-right="0in" style:line-height-at-least="0.2083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style:line-height-at-least="0.2083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555555" style:font-name="Arial1" fo:font-size="10.5pt" fo:letter-spacing="normal" fo:font-style="normal" fo:font-weight="normal"/>
    </style:style>
    <style:style style:name="P8" style:family="paragraph" style:parent-style-name="Preformatted_20_Text">
      <style:paragraph-properties fo:margin-left="0.1043in" fo:margin-right="0in" fo:margin-top="0in" fo:margin-bottom="0in" style:line-height-at-least="0.2083in" fo:text-indent="0in" style:auto-text-indent="false" fo:background-color="#e5caca" fo:padding="0in" fo:border="none">
        <style:background-image/>
      </style:paragraph-properties>
    </style:style>
    <style:style style:name="T1" style:family="text">
      <style:text-properties fo:font-variant="normal" fo:text-transform="none" fo:color="#555555" style:font-name="Arial1" fo:font-size="10.5pt" fo:letter-spacing="normal" fo:font-style="normal" fo:font-weight="normal"/>
    </style:style>
    <style:style style:name="T2" style:family="text">
      <style:text-properties fo:font-variant="normal" fo:text-transform="none" fo:color="#555555" style:font-name="Arial1" fo:font-size="10.5pt" fo:letter-spacing="normal" fo:font-style="normal" fo:font-weight="normal" fo:background-color="#ffff00"/>
    </style:style>
    <style:style style:name="T3" style:family="text">
      <style:text-properties fo:font-variant="normal" fo:text-transform="none" fo:color="#555555" style:font-name="Arial1" fo:font-size="10.5pt" fo:letter-spacing="normal" fo:font-style="normal" fo:font-weight="bold"/>
    </style:style>
    <style:style style:name="T4" style:family="text">
      <style:text-properties fo:font-variant="normal" fo:text-transform="none" fo:color="#9b0505" style:font-name="Arial1" fo:font-size="10.5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000000" style:font-name="UbuntuBeta Mono" fo:font-size="9.75pt" fo:letter-spacing="normal" fo:font-style="normal" fo:font-weight="normal"/>
    </style:style>
    <style:style style:name="T6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l ClearOS</text:p>
      <text:p text:style-name="Standard"/>
      <text:list xml:id="list767116693" text:style-name="L1">
        <text:list-item>
          <text:p text:style-name="P1">Install Ubuntu:</text:p>
          <text:list>
            <text:list-item>
              <text:p text:style-name="P1"><text:a xlink:type="simple" xlink:href="http://www.ubuntu.com/">http://www.ubuntu.com/</text:a></text:p>
            </text:list-item>
          </text:list>
        </text:list-item>
        <text:list-item>
          <text:p text:style-name="P1">Install VMware player<text:tab/></text:p>
          <text:list>
            <text:list-item>
              <text:p text:style-name="P2">Install VMware Player in Ubuntu 12.04 Precise Pangolin (Linux Kernel 3.2)</text:p>
            </text:list-item>
          </text:list>
        </text:list-item>
      </text:list>
      <text:p text:style-name="P3"/>
      <text:p text:style-name="P6"><text:span text:style-name="T3">1.</text:span><text:span text:style-name="T1"> </text:span><text:a xlink:type="simple" xlink:href="https://my.vmware.com/group/vmware/evalcenter?p=player"><text:span text:style-name="T4">Download VMware Player</text:span></text:a><text:span text:style-name="T1"> in your home folder. You'll have to register before downloading (or search for some alternate download link).<text:line-break/><text:line-break/></text:span><text:span text:style-name="T2">Note: if you're using Google Chrome, the downloaded file will have ".txt" extension - rename the extension to ".bundle". </text:span></text:p>
      <text:p text:style-name="P4"/>
      <text:p text:style-name="P7"><text:span text:style-name="T6">2.</text:span> Now let's install the required dependencies and run the downloaded VMware .bundle file:</text:p>
      <text:p text:style-name="P8"><text:span text:style-name="Source_20_Text"><text:span text:style-name="T5">sudo apt-get install build-essential linux-headers-`uname -r`</text:span></text:span></text:p>
      <text:p text:style-name="P5"><text:line-break/><text:span text:style-name="T1">32bit:</text:span></text:p>
      <text:p text:style-name="P8"><text:span text:style-name="Source_20_Text"><text:span text:style-name="T5">chmod +x VMware-Player-4.0.3-703057.i386.bundle</text:span></text:span></text:p>
      <text:p text:style-name="P8"><text:span text:style-name="Source_20_Text"><text:span text:style-name="T5">sudo ./VMware-Player-4.0.3-703057.i386.bundle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TertreExtraBold" svg:font-family="TertreExtraBold, Ubuntu, Arial, Helvetica, sans-serif"/>
    <style:font-face style:name="UbuntuBeta Mono" svg:font-family="'UbuntuBeta Mono', 'Ubuntu Mono', 'Courier New', Courier, 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08:33:05</meta:creation-date>
    <dc:date>2013-09-21T08:38:12</dc:date>
    <meta:editing-duration>P0D</meta:editing-duration>
    <meta:editing-cycles>1</meta:editing-cycles>
    <meta:document-statistic meta:table-count="0" meta:image-count="0" meta:object-count="0" meta:page-count="1" meta:paragraph-count="12" meta:word-count="89" meta:character-count="664" meta:non-whitespace-character-count="585"/>
    <meta:generator>LibreOffice/3.5$Linux_x86 LibreOffice_project/350m1$Build-2</meta:generator>
  </office:meta>
</office:document-meta>
</file>